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color="#ff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Data_test.csv to extract <text:span text:style-name="T1">the genders that have NA</text:span>. Then modified your code to find the NA in the GENE28-3. Be careful here.<text:bookmark text:name="_GoBack"/></text:p>
      <text:p text:style-name="Standard">Extract only column GENE28-3 (be careful here) and tell which index is NA <text:s/>the element</text:p>
      <text:p text:style-name="Standard"/>
      <text:p text:style-name="Standard"/>
      <text:p text:style-name="Standard">Re-practice</text:p>
      <text:p text:style-name="Standard">any two data sets in csv format. Use the Data1 and Data2 from a couple of weeks agao.</text:p>
      <text:p text:style-name="Standard">then bind the two data sets </text:p>
      <text:p text:style-name="Standard">convert the bind variable into a matrix</text:p>
      <text:p text:style-name="Standard">Use apply in the matrix to find the average</text:p>
      <text:p text:style-name="Standard">Use the bind variable to write a csv fil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do Morales</meta:initial-creator>
    <dc:creator>Diego Morales</dc:creator>
    <meta:editing-cycles>4</meta:editing-cycles>
    <meta:creation-date>2019-12-29T19:50:00</meta:creation-date>
    <dc:date>2020-01-11T15:42:56.85</dc:date>
    <meta:editing-duration>PT14S</meta:editing-duration>
    <meta:generator>OpenOffice/4.1.3$Win32 OpenOffice.org_project/413m1$Build-9783</meta:generator>
    <meta:document-statistic meta:table-count="0" meta:image-count="0" meta:object-count="0" meta:page-count="1" meta:paragraph-count="8" meta:word-count="88" meta:character-count="4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